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3542in"/>
    </style:style>
    <style:style style:name="Table1.B" style:family="table-column">
      <style:table-column-properties style:column-width="2.8125in"/>
    </style:style>
    <style:style style:name="Table1.C" style:family="table-column">
      <style:table-column-properties style:column-width="2.0833in"/>
    </style:style>
    <style:style style:name="Table1.1" style:family="table-row">
      <style:table-row-properties style:min-row-height="0.3347in" fo:keep-together="auto"/>
    </style:style>
    <style:style style:name="Table1.A1" style:family="table-cell">
      <style:table-cell-properties style:vertical-align="" fo:background-color="#ffe599" fo:padding="0.0694in" fo:border="1pt solid #000000">
        <style:background-image/>
      </style:table-cell-properties>
    </style:style>
    <style:style style:name="Table1.B1" style:family="table-cell">
      <style:table-cell-properties style:vertical-align="" fo:background-color="#f3f3f3" fo:padding="0.0694in" fo:border="1pt solid #000000">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fo:background-color="#f6b26b" fo:padding-left="0.0813in" fo:padding-right="0.075in" fo:padding-top="0in" fo:padding-bottom="0in" fo:border="1pt solid #000000">
        <style:background-image/>
      </style:table-cell-properties>
    </style:style>
    <style:style style:name="Table2.A2" style:family="table-cell">
      <style:table-cell-properties fo:background-color="#efefef" fo:padding-left="0.0813in" fo:padding-right="0.075in" fo:padding-top="0in" fo:padding-bottom="0in" fo:border="1pt solid #000000">
        <style:background-image/>
      </style:table-cell-properties>
    </style:style>
    <style:style style:name="Table3" style:family="table">
      <style:table-properties style:width="6.2396in" fo:margin-left="0.0104in" fo:margin-top="0in" fo:margin-bottom="0in" table:align="left"/>
    </style:style>
    <style:style style:name="Table3.A" style:family="table-column">
      <style:table-column-properties style:column-width="2.0722in"/>
    </style:style>
    <style:style style:name="Table3.B" style:family="table-column">
      <style:table-column-properties style:column-width="2.0833in"/>
    </style:style>
    <style:style style:name="Table3.C" style:family="table-column">
      <style:table-column-properties style:column-width="2.084in"/>
    </style:style>
    <style:style style:name="Table3.1" style:family="table-row">
      <style:table-row-properties fo:keep-together="auto"/>
    </style:style>
    <style:style style:name="Table3.A1" style:family="table-cell">
      <style:table-cell-properties style:vertical-align="" fo:background-color="#0b5394" fo:padding="0.0694in" fo:border="1pt solid #000000">
        <style:background-image/>
      </style:table-cell-properties>
    </style:style>
    <style:style style:name="Table3.2" style:family="table-row">
      <style:table-row-properties style:min-row-height="0.3264in"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7.2708in" fo:margin-left="0in" fo:margin-top="0in" fo:margin-bottom="0in" table:align="left"/>
    </style:style>
    <style:style style:name="Table4.A" style:family="table-column">
      <style:table-column-properties style:column-width="1.1556in"/>
    </style:style>
    <style:style style:name="Table4.B" style:family="table-column">
      <style:table-column-properties style:column-width="1.75in"/>
    </style:style>
    <style:style style:name="Table4.C" style:family="table-column">
      <style:table-column-properties style:column-width="1.3965in"/>
    </style:style>
    <style:style style:name="Table4.D" style:family="table-column">
      <style:table-column-properties style:column-width="0.8431in"/>
    </style:style>
    <style:style style:name="Table4.E" style:family="table-column">
      <style:table-column-properties style:column-width="2.1257in"/>
    </style:style>
    <style:style style:name="Table4.1" style:family="table-row">
      <style:table-row-properties style:min-row-height="0.5174in" fo:keep-together="auto"/>
    </style:style>
    <style:style style:name="Table4.A1" style:family="table-cell">
      <style:table-cell-properties style:vertical-align="" fo:background-color="#ffd966"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fff2cc" fo:padding="0.0694in" fo:border="1pt solid #000000">
        <style:background-image/>
      </style:table-cell-properties>
    </style:style>
    <style:style style:name="Table5" style:family="table">
      <style:table-properties style:width="7.2639in" fo:margin-left="0in" fo:margin-top="0in" fo:margin-bottom="0in" table:align="left"/>
    </style:style>
    <style:style style:name="Table5.A" style:family="table-column">
      <style:table-column-properties style:column-width="1.5972in"/>
    </style:style>
    <style:style style:name="Table5.B" style:family="table-column">
      <style:table-column-properties style:column-width="1.8743in"/>
    </style:style>
    <style:style style:name="Table5.C" style:family="table-column">
      <style:table-column-properties style:column-width="3.7924in"/>
    </style:style>
    <style:style style:name="Table5.1" style:family="table-row">
      <style:table-row-properties fo:keep-together="auto"/>
    </style:style>
    <style:style style:name="Table5.A1" style:family="table-cell">
      <style:table-cell-properties style:vertical-align="" fo:background-color="#a4c2f4" fo:padding="0.0694in" fo:border="1pt solid #000000">
        <style:background-image/>
      </style:table-cell-properties>
    </style:style>
    <style:style style:name="Table5.A2" style:family="table-cell">
      <style:table-cell-properties style:vertical-align="" fo:background-color="#efefef" fo:padding="0.0694in" fo:border="1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orphans="0" fo:widows="0"/>
      <style:text-properties fo:font-style="italic" fo:font-weight="bold" style:font-style-asian="italic"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line-height="100%" fo:orphans="0" fo:widows="0"/>
      <style:text-properties fo:font-weight="bold" style:font-weight-asian="bold"/>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text-properties style:text-underline-style="non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4">
      <style:paragraph-properties fo:margin-left="0.5in" fo:margin-right="0in"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master-page-name="Standard">
      <style:paragraph-properties style:page-number="1"/>
    </style:style>
    <style:style style:name="P25" style:family="paragraph" style:parent-style-name="Title">
      <style:paragraph-properties fo:text-align="center" style:justify-single-word="false"/>
    </style:style>
    <style:style style:name="T1" style:family="text">
      <style:text-properties fo:color="#0000ee" style:text-underline-style="solid" style:text-underline-width="auto" style:text-underline-color="font-color"/>
    </style:style>
    <style:style style:name="T2" style:family="text">
      <style:text-properties fo:color="#ff0000"/>
    </style:style>
    <style:style style:name="T3" style:family="text">
      <style:text-properties fo:color="#ff0000"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4pt" fo:font-style="italic" fo:background-color="#fff2cc" loext:char-shading-value="0" style:font-size-asian="14pt" style:font-style-asian="italic" style:font-size-complex="14pt"/>
    </style:style>
    <style:style style:name="T7" style:family="text">
      <style:text-properties fo:background-color="#fff2cc" loext:char-shading-value="0"/>
    </style:style>
    <style:style style:name="T8" style:family="text">
      <style:text-properties fo:font-weight="bold" style:font-weight-asian="bold"/>
    </style:style>
    <style:style style:name="T9" style:family="text">
      <style:text-properties fo:color="#0000ff" fo:font-style="italic" style:font-style-asian="italic"/>
    </style:style>
    <style:style style:name="T10" style:family="text">
      <style:text-properties fo:color="#980000"/>
    </style:style>
    <style:style style:name="T11" style:family="text">
      <style:text-properties fo:font-size="20pt" style:font-size-asian="20pt" style:font-size-complex="20pt"/>
    </style:style>
    <style:style style:name="T12" style:family="text">
      <style:text-properties fo:color="#00ffff"/>
    </style:style>
    <style:style style:name="T13" style:family="text">
      <style:text-properties fo:color="#4a86e8"/>
    </style:style>
    <style:style style:name="T14" style:family="text">
      <style:text-properties fo:background-color="#ffff00"/>
    </style:style>
    <style:style style:name="T15" style:family="text">
      <style:text-properties style:text-underline-style="none"/>
    </style:style>
    <style:style style:name="T16" style:family="text">
      <style:text-properties fo:color="#ffffff" fo:font-weight="bold" style:font-weight-asian="bold"/>
    </style:style>
    <style:style style:name="T17" style:family="text">
      <style:text-properties fo:font-size="23pt" style:font-size-asian="23pt" style:font-size-complex="23pt"/>
    </style:style>
    <style:style style:name="T18" style:family="text">
      <style:text-properties fo:color="#1155cc" style:text-underline-style="solid" style:text-underline-width="auto" style:text-underline-color="font-color"/>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text:a xlink:type="simple" xlink:href="mailto:tunght123@gmail.com" text:style-name="ListLabel_20_91" text:visited-style-name="ListLabel_20_91"><text:span text:style-name="T1">Tùng Lê</text:span></text:a></text:p>
      <text:p text:style-name="Standard"/>
      <text:p text:style-name="P25"><text:bookmark text:name="_rq20518ehgdc"/><text:span text:style-name="T2">IDEA </text:span></text:p>
      <text:p text:style-name="Standard"><text:span text:style-name="T4">Diamond Shop System</text:span><text:span text:style-name="T5"> <text:s/>- </text:span><text:span text:style-name="T6">Phần mềm quản lý cửa hàng kim cương</text:span></text:p>
      <text:p text:style-name="Standard"/>
      <text:p text:style-name="Standard"><text:span text:style-name="T8">Giai đoạn: 3</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9">Giai đoạn 1</text:span></text:p>
          </table:table-cell>
          <table:table-cell table:style-name="Table1.B1" office:value-type="string">
            <text:p text:style-name="P9"><text:span text:style-name="T2">DB, Thiết kế</text:span></text:p>
          </table:table-cell>
          <table:table-cell table:style-name="Table1.B1" office:value-type="string">
            <text:p text:style-name="P10"><text:span text:style-name="T10">Cả Nhóm</text:span></text:p>
          </table:table-cell>
        </table:table-row>
        <table:table-row table:style-name="Table1.1">
          <table:table-cell table:style-name="Table1.A1" office:value-type="string">
            <text:p text:style-name="P9"><text:span text:style-name="T9">Giai đoạn 2</text:span></text:p>
          </table:table-cell>
          <table:table-cell table:style-name="Table1.B1" office:value-type="string">
            <text:p text:style-name="P9"><text:span text:style-name="T2">Frontend</text:span></text:p>
          </table:table-cell>
          <table:table-cell table:style-name="Table1.B1" office:value-type="string">
            <text:p text:style-name="P10"><text:span text:style-name="T10">Phân chia công việc</text:span></text:p>
          </table:table-cell>
        </table:table-row>
        <table:table-row table:style-name="Table1.1">
          <table:table-cell table:style-name="Table1.A1" office:value-type="string">
            <text:p text:style-name="P9"><text:span text:style-name="T9">Giai đoạn 3</text:span></text:p>
          </table:table-cell>
          <table:table-cell table:style-name="Table1.B1" office:value-type="string">
            <text:p text:style-name="P9"><text:span text:style-name="T2">Backend</text:span></text:p>
          </table:table-cell>
          <table:table-cell table:style-name="Table1.B1" office:value-type="string">
            <text:p text:style-name="P10"><text:span text:style-name="T10">Phân chia công việc</text:span></text:p>
          </table:table-cell>
        </table:table-row>
      </table:table>
      <text:p text:style-name="Standard"/>
      <text:p text:style-name="Heading_20_3"><text:bookmark text:name="_rxmkhfanpuia"/><text:span text:style-name="T3">Thành viên tham gia: <text:s/>(VD: Viết báo cáo mỗi buổi, nhóm trưởng, công việc như làm database, frontend, backend, thiết kế)</text:span></text:p>
      <table:table table:name="Table2" table:style-name="Table2">
        <table:table-column table:style-name="Table2.A" table:number-columns-repeated="2"/>
        <table:table-row table:style-name="Table2.1">
          <table:table-cell table:style-name="Table2.A1" office:value-type="string">
            <text:p text:style-name="P2"><text:span text:style-name="T8">Họ và tên</text:span></text:p>
          </table:table-cell>
          <table:table-cell table:style-name="Table2.A1" office:value-type="string">
            <text:p text:style-name="P2"><text:span text:style-name="T8">Nhiệm vụ</text:span></text:p>
          </table:table-cell>
        </table:table-row>
        <table:table-row table:style-name="Table2.1">
          <table:table-cell table:style-name="Table2.A2" office:value-type="string">
            <text:p text:style-name="P2">Lê Văn Tùng</text:p>
          </table:table-cell>
          <table:table-cell table:style-name="Table2.A2" office:value-type="string">
            <text:p text:style-name="P1"/>
          </table:table-cell>
        </table:table-row>
        <table:table-row table:style-name="Table2.1">
          <table:table-cell table:style-name="Table2.A2" office:value-type="string">
            <text:p text:style-name="P2">Lê Thành Chính</text:p>
          </table:table-cell>
          <table:table-cell table:style-name="Table2.A2" office:value-type="string">
            <text:p text:style-name="P1"/>
          </table:table-cell>
        </table:table-row>
        <table:table-row table:style-name="Table2.1">
          <table:table-cell table:style-name="Table2.A2" office:value-type="string">
            <text:p text:style-name="P2">Bùi Đức Tín</text:p>
          </table:table-cell>
          <table:table-cell table:style-name="Table2.A2" office:value-type="string">
            <text:p text:style-name="P1"/>
          </table:table-cell>
        </table:table-row>
        <table:table-row table:style-name="Table2.1">
          <table:table-cell table:style-name="Table2.A2" office:value-type="string">
            <text:p text:style-name="P2">Phạm Xuân Dũng</text:p>
          </table:table-cell>
          <table:table-cell table:style-name="Table2.A2" office:value-type="string">
            <text:p text:style-name="P1"/>
          </table:table-cell>
        </table:table-row>
        <table:table-row table:style-name="Table2.1">
          <table:table-cell table:style-name="Table2.A2" office:value-type="string">
            <text:p text:style-name="P2">Trần Thành Đạt</text:p>
          </table:table-cell>
          <table:table-cell table:style-name="Table2.A2" office:value-type="string">
            <text:p text:style-name="P1"/>
          </table:table-cell>
        </table:table-row>
        <table:table-row table:style-name="Table2.1">
          <table:table-cell table:style-name="Table2.A2" office:value-type="string">
            <text:p text:style-name="P2">Võ Đoàn Duy Quang</text:p>
          </table:table-cell>
          <table:table-cell table:style-name="Table2.A2" office:value-type="string">
            <text:p text:style-name="P1"/>
          </table:table-cell>
        </table:table-row>
        <table:table-row table:style-name="Table2.1">
          <table:table-cell table:style-name="Table2.A2" office:value-type="string">
            <text:p text:style-name="P3">Trần Phát Tài</text:p>
          </table:table-cell>
          <table:table-cell table:style-name="Table2.A2" office:value-type="string">
            <text:p text:style-name="P4"/>
          </table:table-cell>
        </table:table-row>
      </table:table>
      <text:p text:style-name="Standard"><text:soft-page-break/></text:p>
      <text:p text:style-name="Standard"/>
      <text:p text:style-name="Title"><text:bookmark text:name="_slw3he3wjsr3"/><text:span text:style-name="T11">DATABASE</text:span></text:p>
      <text:p text:style-name="Standard"><text:span text:style-name="T8">Role:</text:span> 6</text:p>
      <text:list xml:id="list1807248721" text:style-name="WWNum5">
        <text:list-item>
          <text:p text:style-name="P11"><text:span text:style-name="T2"><text:s/>Guest</text:span></text:p>
        </text:list-item>
        <text:list-item>
          <text:p text:style-name="P11"><text:span text:style-name="T2"><text:s/>Customer</text:span></text:p>
        </text:list-item>
        <text:list-item>
          <text:p text:style-name="P11"><text:span text:style-name="T2"><text:s/>Sales Staff</text:span></text:p>
        </text:list-item>
        <text:list-item>
          <text:p text:style-name="P11"><text:span text:style-name="T2"><text:s/>Delivery Staff</text:span></text:p>
        </text:list-item>
        <text:list-item>
          <text:p text:style-name="P11"><text:span text:style-name="T2"><text:s/>Manager</text:span></text:p>
        </text:list-item>
        <text:list-item>
          <text:p text:style-name="P11"><text:span text:style-name="T2"><text:s/>Admin</text:span></text:p>
        </text:list-item>
      </text:list>
      <text:p text:style-name="Standard"><text:span text:style-name="T8">Mô tả:</text:span></text:p>
      <text:p text:style-name="P22">Phần mềm quản lý việc bán kim cương trực tuyến của công ty kinh doanh kim cương</text:p>
      <text:p text:style-name="P22"><text:s/>- Trang chủ giới thiệu cửa hàng, sản phẩm về kim cương, bộ sưu tập, bảng giá kim cương, kiến thức trang sức, kiến thức kim cương, hướng dẫn chọn ni, câu hỏi thường gặp, …</text:p>
      <text:p text:style-name="P22"><text:s/>- Quản lý quá trình mua hàng của khách hàng.</text:p>
      <text:p text:style-name="P22"><text:s text:c="12"/><text:span text:style-name="T12"><text:s text:c="3"/></text:span><text:span text:style-name="T13">&lt;&lt; Khách hàng chọn sản phẩm và đặt hàng --&gt; NV bán hàng tiếp nhận đơn hàng và hướng dẫn đo ni cho khách hàng --&gt; Khách hàng xác nhận ni và thực hiện thanh toán --&gt; NV bán hàng xuất sản phẩm và kèm theo phiếu bảo hành và giấy chứng nhận kim cương để bàn giao --&gt; NV giao hàng gửi sản phẩm đến khách hàng &gt;&gt;</text:span></text:p>
      <text:p text:style-name="P22"><text:s/>- Quản lý phiếu bảo hành sản phẩm, giấy chứng nhận kim cương theo tiêu chuẩn 4C của GIA.</text:p>
      <text:p text:style-name="P22"><text:s/>- Quản lý chương trình khuyến mãi, tích lũy điểm.</text:p>
      <text:p text:style-name="P22"><text:s/>- Khai báo bảng giá viên kim cương theo các tiêu chí: loại nguồn gốc (diamond origin), trọng lượng (Carat weight), màu sắc (Color), độ tinh khiết (Clarity), cắt mài (Cut); khai báo bảng giá vỏ kim cương.</text:p>
      <text:p text:style-name="P22"><text:s/>- Quản lý sản phẩm kim cương bao gồm: vỏ kim cương, viên kim cương chính, các viên kim cương phụ, ...</text:p>
      <text:p text:style-name="P22"><text:s text:c="15"/><text:span text:style-name="T13"><text:s/>&lt;&lt;Giá bán = giá vốn sản phẩm * tỉ lệ áp giá, Giá vốn sản phẩm = tiền kim cương + vỏ kim cương + tiền công&gt;&gt;</text:span></text:p>
      <text:p text:style-name="P22"><text:s/>- Dashboard thống kê.</text:p>
      <text:p text:style-name="Standard"><text:soft-page-break/></text:p>
      <text:p text:style-name="Heading_20_1"><text:bookmark text:name="_z2062nnf16bc"/>Tính năng:</text:p>
      <text:p text:style-name="Standard"><text:span text:style-name="T14">Chung: </text:span></text:p>
      <text:list xml:id="list2380475023" text:style-name="WWNum2">
        <text:list-item>
          <text:p text:style-name="P12">Login/Logout</text:p>
        </text:list-item>
      </text:list>
      <text:p text:style-name="P23"><text:span text:style-name="T14">Guest: </text:span></text:p>
      <text:list xml:id="list1432340209" text:style-name="WWNum9">
        <text:list-item>
          <text:p text:style-name="P13">Xem sản phẩm (Thêm, Bớt) </text:p>
        </text:list-item>
        <text:list-item>
          <text:p text:style-name="P13">Đăng ký/Đăng nhập ( cho tất cả role) </text:p>
        </text:list-item>
      </text:list>
      <text:p text:style-name="P23"><text:span text:style-name="T14">Customer:</text:span></text:p>
      <text:list xml:id="list575002655" text:style-name="WWNum3">
        <text:list-item>
          <text:p text:style-name="P14">Xem sản phẩm</text:p>
        </text:list-item>
        <text:list-item>
          <text:p text:style-name="P14">Chỉnh sửa <text:span text:style-name="T8">Giỏ Hàng</text:span> (Thêm, Xoá)</text:p>
        </text:list-item>
        <text:list-item>
          <text:p text:style-name="P14">Đánh giá sản phẩm</text:p>
        </text:list-item>
        <text:list-item>
          <text:p text:style-name="P14">Mua sản phẩm</text:p>
        </text:list-item>
        <text:list-item>
          <text:p text:style-name="P14">Gửi feedback</text:p>
        </text:list-item>
        <text:list-item>
          <text:p text:style-name="P14">Quản lý tài khoản cá nhân (</text:p>
        </text:list-item>
        <text:list-item>
          <text:p text:style-name="P14">Tương tác sản phẩm (Lưu sản phẩm ưu thích/Wishlist, chia sẻ sản phẩm, xem trang thái…) </text:p>
        </text:list-item>
        <text:list-item>
          <text:p text:style-name="P15"/>
        </text:list-item>
      </text:list>
      <text:p text:style-name="P23"><text:span text:style-name="T14">Sales Staff:</text:span></text:p>
      <text:list xml:id="list64379450" text:style-name="WWNum10">
        <text:list-item>
          <text:p text:style-name="P16">Quản lý đơn hàng</text:p>
        </text:list-item>
        <text:list-item>
          <text:p text:style-name="P16">Quản lý khách hàng</text:p>
        </text:list-item>
        <text:list-item>
          <text:p text:style-name="P16">Quản lý sản phẩm</text:p>
        </text:list-item>
      </text:list>
      <text:p text:style-name="P23"><text:span text:style-name="T14">Delivery Staff:</text:span></text:p>
      <text:list xml:id="list818455940" text:style-name="WWNum7">
        <text:list-item>
          <text:p text:style-name="P17"><text:soft-page-break/>Quản lý vận chuyển</text:p>
        </text:list-item>
        <text:list-item>
          <text:p text:style-name="P17">Quản lý đánh giá</text:p>
        </text:list-item>
      </text:list>
      <text:p text:style-name="P23"><text:span text:style-name="T14">Manager:</text:span></text:p>
      <text:list xml:id="list3578683781" text:style-name="WWNum6">
        <text:list-item>
          <text:p text:style-name="P18">Quản lý nhân viên</text:p>
        </text:list-item>
        <text:list-item>
          <text:p text:style-name="P18">Quản lý sản phẩm và giá</text:p>
        </text:list-item>
        <text:list-item>
          <text:p text:style-name="P18">Quản lý báo cáo ( dashboard thống kê)</text:p>
        </text:list-item>
      </text:list>
      <text:p text:style-name="P23"><text:span text:style-name="T14">Admin:</text:span></text:p>
      <text:list xml:id="list2896730985" text:style-name="WWNum4">
        <text:list-item>
          <text:p text:style-name="P19">Quản lý toàn hệ thống</text:p>
        </text:list-item>
      </text:list>
      <text:p text:style-name="Heading_20_1"><text:bookmark text:name="_q7p70imbysjs"/>ENTITY</text:p>
      <text:list xml:id="list1790175931" text:style-name="WWNum1">
        <text:list-item>
          <text:p text:style-name="P20">User (<text:span text:style-name="T8">USERID</text:span>, USERNAME, EMAIL , PASSWORD, SĐT ,ADDRESS, ROLE, CREATE_AT, UPDATE_AT) </text:p>
        </text:list-item>
        <text:list-item>
          <text:p text:style-name="P20">Products (<text:span text:style-name="T8">ProductID</text:span>,ProductName, DescProduct, Carat_weight, Origin, Clarity, Category ,Cut , Price , Stock, ImagePro, Color, Create_at, Update_at)</text:p>
        </text:list-item>
        <text:list-item>
          <text:p text:style-name="P20">Customer(<text:span text:style-name="T8">CustomerID, </text:span>Name, Phone, Email, Address, SizeNI )</text:p>
        </text:list-item>
        <text:list-item>
          <text:p text:style-name="P20">Orders (<text:span text:style-name="T8">OrderID</text:span>, <text:span text:style-name="T13">CustomerID</text:span>, OrderStatus, TotalAmount, Create_at, Update_at)</text:p>
        </text:list-item>
        <text:list-item>
          <text:p text:style-name="P20">OrderDetail(<text:span text:style-name="T8">OrderDetailID, </text:span>OrderID, ProductID, Stock, Price)</text:p>
        </text:list-item>
        <text:list-item>
          <text:p text:style-name="P20">Cart( <text:span text:style-name="T8">CartID</text:span>, <text:span text:style-name="T13">CustomerID</text:span>, <text:s/>Create_at, Update_at, Amount)</text:p>
        </text:list-item>
        <text:list-item>
          <text:p text:style-name="P20">CartItem (<text:span text:style-name="T8">CartItemID</text:span>, CartID, ProductID, Stock)</text:p>
        </text:list-item>
        <text:list-item>
          <text:p text:style-name="P20">Feedback( <text:span text:style-name="T8">FeedbackID</text:span>, CustomerID, ProductID, Rating, Comment, Create_at)</text:p>
        </text:list-item>
        <text:list-item>
          <text:p text:style-name="P20">Delivery Staff( <text:span text:style-name="T8">DeliveryStaffID</text:span>,OrderID, Status, Date)</text:p>
        </text:list-item>
        <text:list-item>
          <text:p text:style-name="P20">Employee(EmployeeID, UserID, Position)</text:p>
        </text:list-item>
        <text:list-item>
          <text:p text:style-name="P20">Report(<text:span text:style-name="T8">ReportID, </text:span>EmployeeID, Content, Create_at<text:span text:style-name="T8">)</text:span></text:p>
        </text:list-item>
        <text:list-item>
          <text:p text:style-name="P20">Warranty (<text:span text:style-name="T8">WarrantyID</text:span>, ProductID, StarDate, EndDate, Terms, Status, ClaimID, Create_at, Update_at)</text:p>
        </text:list-item>
        <text:list-item>
          <text:p text:style-name="P20"><text:soft-page-break/>Point (<text:span text:style-name="T8">PointID</text:span>,<text:span text:style-name="T13"> CustomerID</text:span>, Exchange_point, Point_used ,Create_at)</text:p>
        </text:list-item>
        <text:list-item>
          <text:p text:style-name="P20">Sales (<text:span text:style-name="T8">SaleID</text:span>, Name, ProductID, StartDate, EndDate, Price ,DiscountPrice, Percent)</text:p>
        </text:list-item>
        <text:list-item>
          <text:p text:style-name="P20"><office:annotation office:name="__Annotation__200_3304076916"><dc:date>2024-11-28T14:35:46</dc:date><text:p><text:span text:style-name="T19">Tổng cộng 1 phản ứng</text:span></text:p><text:p><text:span text:style-name="T19">Tùng Lê đã phản ứng bằng 😀 lúc 2024-11-28 06:35 SA</text:span></text:p></office:annotation>Desc(DescID, CategoryDesc ,Name,Image, Content)<office:annotation-end office:name="__Annotation__200_3304076916"/> </text:p>
        </text:list-item>
      </text:list>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16">Tên thuộc tính</text:span></text:p>
          </table:table-cell>
          <table:table-cell table:style-name="Table3.A1" office:value-type="string">
            <text:p text:style-name="P4"><text:span text:style-name="T16">Diễn giải</text:span></text:p>
          </table:table-cell>
          <table:table-cell table:style-name="Table3.A1" office:value-type="string">
            <text:p text:style-name="P4"><text:span text:style-name="T16">Kiểu dữ liệu</text:span></text:p>
          </table:table-cell>
        </table:table-row>
        <table:table-row table:style-name="Table3.2">
          <table:table-cell table:style-name="Table3.A2" office:value-type="string">
            <text:p text:style-name="Standard"/>
          </table:table-cell>
          <table:table-cell table:style-name="Table3.B2" office:value-type="string">
            <text:p text:style-name="P4"/>
          </table:table-cell>
          <table:table-cell table:style-name="Table3.C2" office:value-type="string">
            <text:p text:style-name="P4"/>
          </table:table-cell>
        </table:table-row>
        <table:table-row table:style-name="Table3.2">
          <table:table-cell table:style-name="Table3.A3" office:value-type="string">
            <text:p text:style-name="Standard"/>
          </table:table-cell>
          <table:table-cell table:style-name="Table3.B3" office:value-type="string">
            <text:p text:style-name="P4"/>
          </table:table-cell>
          <table:table-cell table:style-name="Table3.C3" office:value-type="string">
            <text:p text:style-name="P4"/>
          </table:table-cell>
        </table:table-row>
        <table:table-row table:style-name="Table3.2">
          <table:table-cell table:style-name="Table3.A4" office:value-type="string">
            <text:p text:style-name="Standard"/>
          </table:table-cell>
          <table:table-cell table:style-name="Table3.B4" office:value-type="string">
            <text:p text:style-name="P4"/>
          </table:table-cell>
          <table:table-cell table:style-name="Table3.C4" office:value-type="string">
            <text:p text:style-name="P4"/>
          </table:table-cell>
        </table:table-row>
      </table:table>
      <text:p text:style-name="Standard"/>
      <text:p text:style-name="Heading_20_1"><text:bookmark text:name="_sjj594baaljs"/></text:p>
      <text:p text:style-name="Heading_20_1"><text:bookmark text:name="_jswb0s7h0tcb"/>STORE PROCEDURE</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text:span text:style-name="T8">Tên STORE PROCEDURE</text:span></text:p>
          </table:table-cell>
          <table:table-cell table:style-name="Table4.A1" office:value-type="string">
            <text:p text:style-name="P5"><text:span text:style-name="T8">Diễn giải</text:span></text:p>
          </table:table-cell>
          <table:table-cell table:style-name="Table4.A1" office:value-type="string">
            <text:p text:style-name="P5"><text:span text:style-name="T8">Input</text:span></text:p>
          </table:table-cell>
          <table:table-cell table:style-name="Table4.A1" office:value-type="string">
            <text:p text:style-name="P5"><text:span text:style-name="T8">Output</text:span></text:p>
          </table:table-cell>
          <table:table-cell table:style-name="Table4.A1" office:value-type="string">
            <text:p text:style-name="P5"><text:span text:style-name="T8">Flow</text:span></text:p>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6"/>
          </table:table-cell>
        </table:table-row>
      </table:table>
      <text:p text:style-name="Standard"/>
      <text:p text:style-name="Heading_20_1"><text:bookmark text:name="_5z8fcmdxh340"/>TRIGGER</text:p>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8">Tên Trigger</text:span></text:p>
          </table:table-cell>
          <table:table-cell table:style-name="Table5.A1" office:value-type="string">
            <text:p text:style-name="P4"><text:span text:style-name="T8">Loại truy vấn trên bảng</text:span></text:p>
          </table:table-cell>
          <table:table-cell table:style-name="Table5.A1" office:value-type="string">
            <text:p text:style-name="P4"><text:span text:style-name="T8">Diễn giải</text:span></text:p>
          </table:table-cell>
        </table:table-row>
        <table:table-row table:style-name="Table5.1">
          <table:table-cell table:style-name="Table5.A2" office:value-type="string">
            <text:p text:style-name="P4"/>
          </table:table-cell>
          <table:table-cell table:style-name="Table5.A2" office:value-type="string">
            <text:p text:style-name="P8"/>
          </table:table-cell>
          <table:table-cell table:style-name="Table5.A2" office:value-type="string">
            <text:p text:style-name="P4"/>
          </table:table-cell>
        </table:table-row>
        <table:table-row table:style-name="Table5.1">
          <table:table-cell table:style-name="Table5.A2" office:value-type="string">
            <text:p text:style-name="P4"/>
          </table:table-cell>
          <table:table-cell table:style-name="Table5.A2" office:value-type="string">
            <text:p text:style-name="P8"/>
          </table:table-cell>
          <table:table-cell table:style-name="Table5.A2" office:value-type="string">
            <text:p text:style-name="P4"/>
          </table:table-cell>
        </table:table-row>
      </table:table>
      <text:p text:style-name="Standard"/>
      <text:p text:style-name="Title"><text:bookmark text:name="_e6ff3ppc6ahh"/><text:soft-page-break/><text:span text:style-name="T17">THAM KHẢO</text:span></text:p>
      <text:list xml:id="list3924109001" text:style-name="WWNum8">
        <text:list-item>
          <text:p text:style-name="P21"><text:a xlink:type="simple" xlink:href="https://businesslab.vn/t/quy-t-c-d-t-ten-trong-sql-server/122" text:style-name="ListLabel_20_92" text:visited-style-name="ListLabel_20_92"><text:span text:style-name="T18">Quy tắc đặt tên trong SQL Server - Data - Business Lab</text:span></text:a></text:p>
        </text:list-item>
        <text:list-item>
          <text:p text:style-name="P21">Django → <text:a xlink:type="simple" xlink:href="https://www.w3schools.com/django/index.php" text:style-name="ListLabel_20_92" text:visited-style-name="ListLabel_20_92"><text:span text:style-name="T18">cách sử dụng Django</text:span></text:a></text:p>
        </text:list-item>
        <text:list-item>
          <text:p text:style-name="P21">UI → <text:s/><text:a xlink:type="simple" xlink:href="https://www.w3schools.com/html/default.asp" text:style-name="ListLabel_20_92" text:visited-style-name="ListLabel_20_92"><text:span text:style-name="T18">HTML</text:span></text:a> , <text:a xlink:type="simple" xlink:href="https://www.w3schools.com/css/default.asp" text:style-name="ListLabel_20_92" text:visited-style-name="ListLabel_20_92"><text:span text:style-name="T18">CSS</text:span></text:a></text:p>
        </text:list-item>
        <text:list-item>
          <text:p text:style-name="P21"><text:a xlink:type="simple" xlink:href="https://www.pnj.com.vn/" text:style-name="ListLabel_20_92" text:visited-style-name="ListLabel_20_92"><text:span text:style-name="T18">Tham khảo web mẫ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6" meta:paragraph-count="104" meta:word-count="676" meta:character-count="3627" meta:non-whitespace-character-count="3047"/>
    <meta:generator>LibreOfficeDev/6.0.5.2$Linux_X86_64 LibreOffice_project/</meta:generator>
  </office:meta>
</office:document-meta>
</file>